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3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3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3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3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1"/>
          <table:table-cell table:style-name="ce23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3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5" table:default-cell-style-name="Default"/>
        <table:table-column table:style-name="co1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3" office:value-type="string" calcext:value-type="string">
            <text:p>TC9:</text:p>
          </table:table-cell>
          <table:table-cell table:style-name="ce24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4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3" office:value-type="string" calcext:value-type="string">
            <text:p>TC10:</text:p>
          </table:table-cell>
          <table:table-cell table:style-name="ce24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4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1:</text:p>
          </table:table-cell>
          <table:table-cell table:style-name="ce24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4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style-name="ce24"/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4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style-name="ce24"/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4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1"/>
          <table:table-cell/>
          <table:table-cell table:style-name="ce2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style-name="ce24"/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4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1"/>
          <table:table-cell/>
          <table:table-cell table:style-name="ce2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1"/>
          <table:table-cell table:style-name="ce23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3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 style:data-style-name="N2" text:time-value="20:12:25.41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3T20:26:52.396000000</dc:date>
    <meta:editing-duration>PT4H48M20S</meta:editing-duration>
    <meta:editing-cycles>28</meta:editing-cycles>
    <meta:generator>LibreOffice/7.6.2.1$Windows_X86_64 LibreOffice_project/56f7684011345957bbf33a7ee678afaf4d2ba333</meta:generator>
    <meta:document-statistic meta:table-count="8" meta:cell-count="680" meta:object-count="0"/>
  </office:meta>
</office:document-meta>
</file>